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monospace" fo:font-size="10.5pt" fo:font-weight="normal" officeooo:rsid="001b2976" officeooo:paragraph-rsid="001b2976" fo:background-color="#fffffe"/>
    </style:style>
    <style:style style:name="P5" style:family="paragraph" style:parent-style-name="Standard">
      <style:paragraph-properties style:line-height-at-least="0.503cm"/>
      <style:text-properties fo:color="#071136" style:font-name="monospace" fo:font-size="10.5pt" fo:font-weight="normal" officeooo:rsid="001b2976" officeooo:paragraph-rsid="001b2976" fo:background-color="#ffdaa2"/>
    </style:style>
    <style:style style:name="T1" style:family="text">
      <style:text-properties fo:color="#af00db"/>
    </style:style>
    <style:style style:name="T2" style:family="text">
      <style:text-properties fo:color="#a31515"/>
    </style:style>
    <style:style style:name="T3" style:family="text">
      <style:text-properties fo:color="#098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1.STATIONARY</text:p>
      <text:p text:style-name="P4"><text:span text:style-name="T1"/></text:p>
      <text:p text:style-name="P1"><text:span text:style-name="T1">from</text:span> pandas <text:span text:style-name="T1">import</text:span> read_csv</text:p>
      <text:p text:style-name="P1"><text:span text:style-name="T1">from</text:span> matplotlib <text:span text:style-name="T1">import</text:span> pyplot</text:p>
      <text:p text:style-name="P1">series= read_csv(<text:span text:style-name="T2">'/content/daily-total-female-births.csv'</text:span>,header=<text:span text:style-name="T3">0</text:span>,index_col=<text:span text:style-name="T3">0</text:span>)</text:p>
      <text:p text:style-name="P1">series.plot()</text:p>
      <text:p text:style-name="P1">pyplot.show()</text:p>
      <text:p text:style-name="Standard"/>
      <text:p text:style-name="Standard"/>
      <text:p text:style-name="Standard"/>
      <text:p text:style-name="P5">2.NON-STATIONARY</text:p>
      <text:p text:style-name="Standard"/>
      <text:p text:style-name="P1"><text:span text:style-name="T1">from</text:span> pandas <text:span text:style-name="T1">import</text:span> read_csv</text:p>
      <text:p text:style-name="P1"><text:span text:style-name="T1">from</text:span> matplotlib <text:span text:style-name="T1">import</text:span> pyplot</text:p>
      <text:p text:style-name="P1">series= read_csv(<text:span text:style-name="T2">'/content/airline-passengers.csv'</text:span>,header=<text:span text:style-name="T3">0</text:span>,index_col=<text:span text:style-name="T3">0</text:span>)</text:p>
      <text:p text:style-name="P1">series.plot()</text:p>
      <text:p text:style-name="P1">pyplot.show()</text:p>
      <text:p text:style-name="Standard"/>
      <text:p text:style-name="Standard"/>
      <text:p text:style-name="P5">3.AUTOCORRELATION</text:p>
      <text:p text:style-name="P5"/>
      <text:p text:style-name="P1"><text:span text:style-name="T1">from</text:span> pandas <text:span text:style-name="T1">import</text:span> read_csv</text:p>
      <text:p text:style-name="P1"><text:span text:style-name="T1">from</text:span> matplotlib <text:span text:style-name="T1">import</text:span> pyplot</text:p>
      <text:p text:style-name="P1"><text:span text:style-name="T1">from</text:span> statsmodels.graphics.tsaplots <text:span text:style-name="T1">import</text:span> plot_acf</text:p>
      <text:p text:style-name="P1">series=read_csv(<text:span text:style-name="T2">'/content/daily-minimum-temperatures.csv'</text:span>,header=<text:span text:style-name="T3">0</text:span>,index_col=<text:span text:style-name="T3">0</text:span>)</text:p>
      <text:p text:style-name="P1">plot_acf(series)</text:p>
      <text:p text:style-name="P1">pyplot.show()</text:p>
      <text:p text:style-name="Standard"/>
      <text:p text:style-name="Standard"/>
      <text:p text:style-name="P5">4.PARTIAL AUTOCORRELATION</text:p>
      <text:p text:style-name="Standard"/>
      <text:p text:style-name="P1"><text:span text:style-name="T1">from</text:span> pandas <text:span text:style-name="T1">import</text:span> read_csv</text:p>
      <text:p text:style-name="P1"><text:span text:style-name="T1">from</text:span> matplotlib <text:span text:style-name="T1">import</text:span> pyplot</text:p>
      <text:p text:style-name="P1"><text:span text:style-name="T1">from</text:span> statsmodels.graphics.tsaplots <text:span text:style-name="T1">import</text:span> plot_pacf</text:p>
      <text:p text:style-name="P1">series=read_csv(<text:span text:style-name="T2">'/content/daily-minimum-temperatures.csv'</text:span>,header=<text:span text:style-name="T3">0</text:span>,index_col=<text:span text:style-name="T3">0</text:span>)</text:p>
      <text:p text:style-name="P1">plot_pacf(series,lags=<text:span text:style-name="T3">50</text:span>)</text:p>
      <text:p text:style-name="P1">pyplot.show()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0:58:57.040371408</meta:creation-date>
    <dc:date>2021-11-26T11:18:26.091439926</dc:date>
    <meta:editing-duration>PT1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59" meta:character-count="823" meta:non-whitespace-character-count="790"/>
  </office:meta>
</office:document-meta>
</file>